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cc99" draw:fill="solid" draw:fill-color="#ffcc99" draw:textarea-vertical-align="middle"/>
    </style:style>
    <style:style style:name="gr2" style:family="graphic" style:parent-style-name="objectwithoutfill">
      <style:graphic-properties svg:stroke-width="0.102cm" draw:marker-start="Arrow" draw:marker-start-width="0.353cm" draw:marker-end="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3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cm"/>
    </style:style>
    <style:style style:name="gr5" style:family="graphic" style:parent-style-name="objectwithoutfill">
      <style:graphic-properties svg:stroke-width="0.102cm" draw:marker-start="Arrow" draw:marker-start-width="0.353cm" draw:marker-end="" draw:marker-end-width="0.453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ffffcc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ccffff" fo:min-height="1.528cm"/>
    </style:style>
    <style:style style:name="gr8" style:family="graphic" style:parent-style-name="standard">
      <style:graphic-properties svg:stroke-width="0.102cm" svg:stroke-color="#000000" draw:marker-start-width="0.352cm" draw:marker-end-width="0.352cm" draw:fill="solid" draw:fill-color="#c8ffc8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draw:stroke-dash="Fine_20_Dashed" svg:stroke-width="0.102cm" svg:stroke-color="#000000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ccccff" draw:textarea-horizontal-align="center" draw:textarea-vertical-align="middle" fo:padding-top="0.175cm" fo:padding-bottom="0.175cm" fo:padding-left="0.3cm" fo:padding-right="0.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df0000" fo:font-size="24pt" fo:font-style="italic" style:font-size-asian="24pt" style:font-style-asian="italic" style:font-size-complex="24pt" style:font-style-complex="italic"/>
    </style:style>
    <style:style style:name="P3" style:family="paragraph"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margin-left="0cm" fo:margin-right="0cm" fo:text-align="center" fo:text-indent="0cm"/>
      <style:text-properties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text-align="center" fo:text-indent="0cm"/>
      <style:text-properties fo:font-size="28pt" fo:font-weight="normal" style:font-size-asian="28pt" style:font-weight-asian="normal" style:font-size-complex="28pt" style:font-weight-complex="normal"/>
    </style:style>
    <style:style style:name="P6" style:family="paragraph">
      <style:paragraph-properties fo:margin-left="0cm" fo:margin-right="0cm" fo:text-align="center" fo:text-indent="0cm"/>
      <style:text-properties fo:color="#0000df" fo:font-family="'Bitstream Vera Sans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color="#0000df" fo:font-size="26pt" fo:font-weight="normal" style:font-size-asian="26pt" style:font-weight-asian="normal" style:font-size-complex="26pt" style:font-weight-complex="normal"/>
    </style:style>
    <style:style style:name="P9" style:family="paragraph">
      <style:text-properties fo:font-size="20pt"/>
    </style:style>
    <style:style style:name="T1" style:family="text">
      <style:text-properties fo:color="#df0000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df" fo:font-family="'Nimbus Sans L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df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ellipse draw:style-name="gr1" draw:text-style-name="P1" draw:layer="layout" svg:width="5.604cm" svg:height="3.519cm" draw:transform="skewX (0.0726056968829504) translate (8.844cm 11.516cm)">
            <text:p/>
          </draw:ellipse>
          <draw:ellipse draw:style-name="gr1" draw:text-style-name="P1" draw:layer="layout" svg:width="3.766cm" svg:height="4.381cm" draw:transform="skewX (0.0729547627333492) translate (5.785cm 8.669cm)">
            <text:p/>
          </draw:ellipse>
          <draw:ellipse draw:style-name="gr1" draw:text-style-name="P1" draw:layer="layout" svg:width="2.913cm" svg:height="3.386cm" draw:transform="skewX (0.0726056968829504) translate (3.414cm 9.128cm)">
            <text:p/>
          </draw:ellipse>
          <draw:ellipse draw:style-name="gr1" draw:text-style-name="P1" draw:layer="layout" svg:width="3.924cm" svg:height="4.08cm" draw:transform="skewX (0.0729547627333492) translate (6.908cm 13.539cm)">
            <text:p/>
          </draw:ellipse>
          <draw:ellipse draw:style-name="gr1" draw:text-style-name="P1" draw:layer="layout" svg:width="2.787cm" svg:height="2.904cm" draw:transform="skewX (0.0719075651821528) translate (1.608cm 13.644cm)">
            <text:p/>
          </draw:ellipse>
          <draw:ellipse draw:style-name="gr1" draw:text-style-name="P1" draw:layer="layout" svg:width="3.166cm" svg:height="3.273cm" draw:transform="skewX (0.0729547627333492) rotate (3.1408945218884) translate (6.751cm 17.563cm)">
            <text:p/>
          </draw:ellipse>
          <draw:ellipse draw:style-name="gr1" draw:text-style-name="P1" draw:layer="layout" svg:width="3.504cm" svg:height="3.166cm" draw:transform="skewX (0.0738274273593462) rotate (2.82970231625787) translate (11.663cm 11.862cm)">
            <text:p/>
          </draw:ellipse>
          <draw:ellipse draw:style-name="gr1" draw:text-style-name="P1" draw:layer="layout" svg:width="3.183cm" svg:height="2.426cm" draw:transform="skewX (0.0720820981073522) rotate (-0.000349065851584807) translate (1.485cm 11.968cm)">
            <text:p/>
          </draw:ellipse>
          <draw:ellipse draw:style-name="gr1" draw:text-style-name="P1" draw:layer="layout" svg:width="2.435cm" svg:height="2.447cm" draw:transform="skewX (0.0726056968829504) translate (1.773cm 10.021cm)">
            <text:p/>
          </draw:ellipse>
          <draw:ellipse draw:style-name="gr1" draw:text-style-name="P1" draw:layer="layout" svg:width="6.246cm" svg:height="4.081cm" draw:transform="skewX (0.0726056968829504) translate (4.177cm 11.642cm)">
            <text:p/>
          </draw:ellipse>
          <draw:ellipse draw:style-name="gr1" draw:text-style-name="P1" draw:layer="layout" svg:width="3.204cm" svg:height="2.881cm" draw:transform="skewX (0.072431163957751) translate (10.237cm 14.31cm)">
            <text:p/>
          </draw:ellipse>
          <draw:ellipse draw:style-name="gr1" draw:text-style-name="P1" draw:layer="layout" svg:width="2.138cm" svg:height="1.805cm" draw:transform="skewX (0.0719075651821528) translate (3.743cm 13.215cm)">
            <text:p/>
          </draw:ellipse>
          <draw:ellipse draw:style-name="gr1" draw:text-style-name="P1" draw:layer="layout" svg:width="6.245cm" svg:height="4.08cm" draw:transform="skewX (0.072431163957751) translate (6.286cm 10.517cm)">
            <text:p/>
          </draw:ellipse>
          <draw:ellipse draw:style-name="gr1" draw:text-style-name="P1" draw:layer="layout" svg:width="2.769cm" svg:height="2.885cm" draw:transform="skewX (0.0719075651821528) translate (11.492cm 9.784cm)">
            <text:p/>
          </draw:ellipse>
          <draw:ellipse draw:style-name="gr1" draw:text-style-name="P1" draw:layer="layout" svg:width="3.182cm" svg:height="2.427cm" draw:transform="skewX (0.0719075651821528) rotate (-0.000349065851584807) translate (2.626cm 11.862cm)">
            <text:p/>
          </draw:ellipse>
        </draw:g>
        <draw:g>
          <draw:ellipse draw:style-name="gr1" draw:text-style-name="P1" draw:layer="layout" svg:width="5.604cm" svg:height="3.514cm" draw:transform="skewX (-0.0729547627333492) translate (16.03cm 11.512cm)">
            <text:p/>
          </draw:ellipse>
          <draw:ellipse draw:style-name="gr1" draw:text-style-name="P1" draw:layer="layout" svg:width="3.766cm" svg:height="4.375cm" draw:transform="skewX (-0.0727802298081498) translate (20.928cm 8.669cm)">
            <text:p/>
          </draw:ellipse>
          <draw:ellipse draw:style-name="gr1" draw:text-style-name="P1" draw:layer="layout" svg:width="2.914cm" svg:height="3.383cm" draw:transform="skewX (-0.0726056968829504) translate (24.151cm 9.126cm)">
            <text:p/>
          </draw:ellipse>
          <draw:ellipse draw:style-name="gr1" draw:text-style-name="P1" draw:layer="layout" svg:width="3.924cm" svg:height="4.075cm" draw:transform="skewX (-0.072431163957751) translate (19.647cm 13.532cm)">
            <text:p/>
          </draw:ellipse>
          <draw:ellipse draw:style-name="gr1" draw:text-style-name="P1" draw:layer="layout" svg:width="2.788cm" svg:height="2.9cm" draw:transform="skewX (-0.0719075651821528) translate (26.083cm 13.637cm)">
            <text:p/>
          </draw:ellipse>
          <draw:ellipse draw:style-name="gr1" draw:text-style-name="P1" draw:layer="layout" svg:width="3.166cm" svg:height="3.269cm" draw:transform="skewX (-0.0729547627333492) rotate (-3.14089452188959) translate (26.894cm 17.549cm)">
            <text:p/>
          </draw:ellipse>
          <draw:ellipse draw:style-name="gr1" draw:text-style-name="P1" draw:layer="layout" svg:width="3.504cm" svg:height="3.163cm" draw:transform="skewX (-0.0748746249105426) rotate (-2.83040044795986) translate (22.151cm 10.784cm)">
            <text:p/>
          </draw:ellipse>
          <draw:ellipse draw:style-name="gr1" draw:text-style-name="P1" draw:layer="layout" svg:width="3.184cm" svg:height="2.423cm" draw:transform="skewX (-0.0720820981073522) rotate (0.0003490658503988) translate (25.81cm 11.964cm)">
            <text:p/>
          </draw:ellipse>
          <draw:ellipse draw:style-name="gr1" draw:text-style-name="P1" draw:layer="layout" svg:width="2.436cm" svg:height="2.444cm" draw:transform="skewX (-0.0722566310325516) translate (26.27cm 10.019cm)">
            <text:p/>
          </draw:ellipse>
          <draw:ellipse draw:style-name="gr1" draw:text-style-name="P1" draw:layer="layout" svg:width="6.247cm" svg:height="4.075cm" draw:transform="skewX (-0.0727802298081498) translate (20.055cm 11.638cm)">
            <text:p/>
          </draw:ellipse>
          <draw:ellipse draw:style-name="gr1" draw:text-style-name="P1" draw:layer="layout" svg:width="3.204cm" svg:height="2.878cm" draw:transform="skewX (-0.072431163957751) translate (17.037cm 14.302cm)">
            <text:p/>
          </draw:ellipse>
          <draw:ellipse draw:style-name="gr1" draw:text-style-name="P1" draw:layer="layout" svg:width="2.139cm" svg:height="1.802cm" draw:transform="skewX (-0.0720820981073522) translate (24.597cm 13.209cm)">
            <text:p/>
          </draw:ellipse>
          <draw:ellipse draw:style-name="gr1" draw:text-style-name="P1" draw:layer="layout" svg:width="6.245cm" svg:height="4.075cm" draw:transform="skewX (-0.0727802298081498) translate (17.947cm 10.514cm)">
            <text:p/>
          </draw:ellipse>
          <draw:ellipse draw:style-name="gr1" draw:text-style-name="P1" draw:layer="layout" svg:width="2.769cm" svg:height="2.881cm" draw:transform="skewX (-0.0720820981073522) translate (16.217cm 9.782cm)">
            <text:p/>
          </draw:ellipse>
          <draw:ellipse draw:style-name="gr1" draw:text-style-name="P1" draw:layer="layout" svg:width="3.183cm" svg:height="2.424cm" draw:transform="skewX (-0.0717330322569534) rotate (0.0003490658503988) translate (24.671cm 11.858cm)">
            <text:p/>
          </draw:ellipse>
        </draw:g>
        <draw:line draw:style-name="gr2" draw:text-style-name="P1" draw:layer="layout" svg:x1="9.19cm" svg:y1="14.192cm" svg:x2="9.19cm" svg:y2="12.646cm">
          <text:p/>
        </draw:line>
        <draw:frame draw:style-name="gr3" draw:text-style-name="P2" draw:layer="layout" svg:width="2.716cm" svg:height="1.216cm" svg:x="7.758cm" svg:y="7.248cm">
          <draw:text-box>
            <text:p><text:span text:style-name="T1">Step2</text:span></text:p>
          </draw:text-box>
        </draw:frame>
        <draw:frame draw:style-name="gr4" draw:text-style-name="P2" draw:layer="layout" svg:width="2.716cm" svg:height="1.318cm" svg:x="5.344cm" svg:y="12.798cm">
          <draw:text-box>
            <text:p><text:span text:style-name="T1">Step3</text:span></text:p>
          </draw:text-box>
        </draw:frame>
        <draw:line draw:style-name="gr5" draw:text-style-name="P1" draw:layer="layout" svg:x1="14.434cm" svg:y1="4.2cm" svg:x2="14.434cm" svg:y2="2.251cm">
          <text:p/>
        </draw:line>
        <draw:frame draw:style-name="gr3" draw:text-style-name="P2" draw:layer="layout" svg:width="2.716cm" svg:height="1.216cm" svg:x="11.512cm" svg:y="2.576cm">
          <draw:text-box>
            <text:p><text:span text:style-name="T1">Step1</text:span></text:p>
          </draw:text-box>
        </draw:frame>
        <draw:frame draw:style-name="gr3" draw:text-style-name="P2" draw:layer="layout" svg:width="2.716cm" svg:height="1.216cm" svg:x="16.212cm" svg:y="2.576cm">
          <draw:text-box>
            <text:p><text:span text:style-name="T1">Step6</text:span></text:p>
          </draw:text-box>
        </draw:frame>
        <draw:rect draw:style-name="gr6" draw:text-style-name="P4" draw:layer="layout" svg:width="10.249cm" svg:height="1.797cm" svg:x="2.537cm" svg:y="14.36cm">
          <text:p text:style-name="P3"><text:span text:style-name="T2">Dependency Acquisition</text:span></text:p>
        </draw:rect>
        <draw:frame draw:style-name="gr7" draw:text-style-name="P6" draw:layer="layout" svg:width="11.456cm" svg:height="1.778cm" svg:x="9.502cm" svg:y="0.654cm">
          <draw:text-box>
            <text:p text:style-name="P5"><text:span text:style-name="T3">Auditing Client</text:span></text:p>
          </draw:text-box>
        </draw:frame>
        <draw:frame draw:style-name="gr3" draw:text-style-name="P2" draw:layer="layout" svg:width="2.716cm" svg:height="1.216cm" svg:x="19.998cm" svg:y="7.326cm">
          <draw:text-box>
            <text:p><text:span text:style-name="T1">Step2</text:span></text:p>
          </draw:text-box>
        </draw:frame>
        <draw:frame draw:style-name="gr4" draw:text-style-name="P2" draw:layer="layout" svg:width="2.716cm" svg:height="1.318cm" svg:x="22.539cm" svg:y="12.806cm">
          <draw:text-box>
            <text:p><text:span text:style-name="T1">Step3</text:span></text:p>
          </draw:text-box>
        </draw:frame>
        <draw:rect draw:style-name="gr8" draw:text-style-name="P4" draw:layer="layout" svg:width="12.192cm" svg:height="2.553cm" svg:x="9.12cm" svg:y="4.416cm">
          <text:p text:style-name="P3"><text:span text:style-name="T2">Independence Auditing</text:span></text:p>
          <text:p text:style-name="P3"><text:span text:style-name="T2">(Agent-Side)</text:span></text:p>
        </draw:rect>
        <draw:line draw:style-name="gr9" draw:text-style-name="P1" draw:layer="layout" svg:x1="13.13cm" svg:y1="11.425cm" svg:x2="17.376cm" svg:y2="11.425cm">
          <text:p/>
        </draw:line>
        <draw:frame draw:style-name="gr3" draw:text-style-name="P2" draw:layer="layout" svg:width="2.716cm" svg:height="1.216cm" svg:x="13.916cm" svg:y="9.66cm">
          <draw:text-box>
            <text:p><text:span text:style-name="T1">Step4</text:span></text:p>
          </draw:text-box>
        </draw:frame>
        <draw:path draw:style-name="gr10" draw:text-style-name="P1" draw:layer="layout" svg:width="5.726cm" svg:height="3.652cm" svg:x="3.285cm" svg:y="6.064cm" svg:viewBox="0 0 5727 3653" svg:d="m0 3653c2417-3060 5727-3653 5727-3653">
          <text:p/>
        </draw:path>
        <draw:frame draw:style-name="gr3" draw:text-style-name="P2" draw:layer="layout" svg:width="2.716cm" svg:height="1.216cm" draw:transform="rotate (-0.369137136797917) translate (24.237cm 5.628cm)">
          <draw:text-box>
            <text:p><text:span text:style-name="T1">Step5</text:span></text:p>
          </draw:text-box>
        </draw:frame>
        <draw:frame draw:style-name="gr3" draw:text-style-name="P2" draw:layer="layout" svg:width="2.716cm" svg:height="1.216cm" draw:transform="rotate (0.29670597283898) translate (4.2cm 6.226cm)">
          <draw:text-box>
            <text:p><text:span text:style-name="T1">Step5</text:span></text:p>
          </draw:text-box>
        </draw:frame>
        <draw:frame draw:style-name="gr11" draw:text-style-name="P8" draw:layer="layout" svg:width="11.767cm" svg:height="1.276cm" svg:x="1.664cm" svg:y="17.632cm">
          <draw:text-box>
            <text:p text:style-name="P7"><text:span text:style-name="T4">Dependency Data Source 1</text:span></text:p>
          </draw:text-box>
        </draw:frame>
        <draw:frame draw:style-name="gr11" draw:text-style-name="P8" draw:layer="layout" svg:width="6.416cm" svg:height="1.276cm" svg:x="12.106cm" svg:y="7.033cm">
          <draw:text-box>
            <text:p text:style-name="P7"><text:span text:style-name="T4">Auditing Agent</text:span></text:p>
          </draw:text-box>
        </draw:frame>
        <draw:line draw:style-name="gr5" draw:text-style-name="P1" draw:layer="layout" svg:x1="10.587cm" svg:y1="9.829cm" svg:x2="10.587cm" svg:y2="7.168cm">
          <text:p/>
        </draw:line>
        <draw:line draw:style-name="gr5" draw:text-style-name="P1" draw:layer="layout" svg:x1="16.029cm" svg:y1="2.226cm" svg:x2="16.029cm" svg:y2="4.175cm">
          <text:p/>
        </draw:line>
        <draw:line draw:style-name="gr5" draw:text-style-name="P1" draw:layer="layout" svg:x1="19.987cm" svg:y1="9.804cm" svg:x2="19.987cm" svg:y2="7.143cm">
          <text:p/>
        </draw:line>
        <draw:frame draw:style-name="gr11" draw:text-style-name="P8" draw:layer="layout" svg:width="11.767cm" svg:height="1.276cm" svg:x="16.769cm" svg:y="17.635cm">
          <draw:text-box>
            <text:p text:style-name="P7"><text:span text:style-name="T4">Dependency Data Source 2</text:span></text:p>
          </draw:text-box>
        </draw:frame>
        <draw:rect draw:style-name="gr6" draw:text-style-name="P4" draw:layer="layout" svg:width="10.262cm" svg:height="1.803cm" svg:x="17.754cm" svg:y="14.356cm">
          <text:p text:style-name="P3"><text:span text:style-name="T2">Dependency Acquisition</text:span></text:p>
        </draw:rect>
        <draw:rect draw:style-name="gr12" draw:text-style-name="P4" draw:layer="layout" svg:width="10.871cm" svg:height="2.504cm" svg:x="1.979cm" svg:y="9.994cm">
          <text:p text:style-name="P3"><text:span text:style-name="T2">Independence Auditing</text:span></text:p>
          <text:p text:style-name="P3"><text:span text:style-name="T2">(DataSource-Side)</text:span></text:p>
        </draw:rect>
        <draw:line draw:style-name="gr9" draw:text-style-name="P1" draw:layer="layout" svg:x1="17.366cm" svg:y1="10.844cm" svg:x2="13.12cm" svg:y2="10.844cm">
          <text:p/>
        </draw:line>
        <draw:path draw:style-name="gr10" draw:text-style-name="P1" draw:layer="layout" svg:width="5.726cm" svg:height="3.652cm" svg:x="21.459cm" svg:y="6.068cm" svg:viewBox="0 0 5727 3653" svg:d="m5727 3653c-2417-3060-5727-3653-5727-3653">
          <text:p/>
        </draw:path>
        <draw:line draw:style-name="gr2" draw:text-style-name="P1" draw:layer="layout" svg:x1="8.486cm" svg:y1="12.613cm" svg:x2="8.486cm" svg:y2="14.159cm">
          <text:p/>
        </draw:line>
        <draw:line draw:style-name="gr2" draw:text-style-name="P1" draw:layer="layout" svg:x1="22.19cm" svg:y1="14.193cm" svg:x2="22.19cm" svg:y2="12.647cm">
          <text:p/>
        </draw:line>
        <draw:line draw:style-name="gr2" draw:text-style-name="P1" draw:layer="layout" svg:x1="21.486cm" svg:y1="12.614cm" svg:x2="21.486cm" svg:y2="14.16cm">
          <text:p/>
        </draw:line>
        <draw:rect draw:style-name="gr12" draw:text-style-name="P4" draw:layer="layout" svg:width="10.871cm" svg:height="2.515cm" svg:x="17.635cm" svg:y="9.994cm">
          <text:p text:style-name="P3"><text:span text:style-name="T2">Independence Auditing</text:span></text:p>
          <text:p text:style-name="P3"><text:span text:style-name="T2">(DataSource-Side)</text:span></text:p>
        </draw:rect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8cm" fo:text-indent="0cm"/>
      <style:text-properties style:use-window-font-color="true" style:text-outline="false" style:text-line-through-style="none" fo:font-family="Arial" style:font-family-generic="roman" style:font-pitch="variable" fo:font-size="24.2999992370605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03cm" fo:text-indent="0cm"/>
      <style:text-properties fo:font-size="21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7cm" fo:text-indent="0cm"/>
      <style:text-properties fo:font-size="18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51cm" fo:text-indent="0cm"/>
      <style:text-properties fo:font-size="15.1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5cm" fo:text-indent="0cm"/>
      <style:text-properties fo:font-size="15.1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5cm" fo:text-indent="0cm"/>
      <style:text-properties fo:font-size="15.1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5cm" fo:text-indent="0cm"/>
      <style:text-properties fo:font-size="15.1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5cm" fo:text-indent="0cm"/>
      <style:text-properties fo:font-size="15.1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5cm" fo:text-indent="0cm"/>
      <style:text-properties fo:font-size="15.1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.4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921cm" fo:page-height="20.11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248cm" svg:x="1cm" svg:y="2.796cm"/>
      <draw:page-thumbnail draw:layer="backgroundobjects" svg:width="9.294cm" svg:height="6.248cm" svg:x="1cm" svg:y="10.844cm"/>
      <draw:page-thumbnail draw:layer="backgroundobjects" svg:width="9.294cm" svg:height="6.248cm" svg:x="1cm" svg:y="18.892cm"/>
      <draw:page-thumbnail draw:layer="backgroundobjects" svg:width="9.294cm" svg:height="6.248cm" svg:x="11.295cm" svg:y="2.796cm"/>
      <draw:page-thumbnail draw:layer="backgroundobjects" svg:width="9.294cm" svg:height="6.248cm" svg:x="11.295cm" svg:y="10.844cm"/>
      <draw:page-thumbnail draw:layer="backgroundobjects" svg:width="9.294cm" svg:height="6.248cm" svg:x="11.295cm" svg:y="18.892cm"/>
    </style:handout-master>
    <style:master-page style:name="Default" style:page-layout-name="PM1" draw:style-name="Mdp1">
      <draw:frame presentation:style-name="Default-title" draw:layer="backgroundobjects" svg:width="17.305cm" svg:height="2.659cm" svg:x="0.96cm" svg:y="0.634cm" presentation:class="title" presentation:placeholder="true">
        <draw:text-box/>
      </draw:frame>
      <draw:frame presentation:style-name="Default-outline1" draw:layer="backgroundobjects" svg:width="17.305cm" svg:height="10.51cm" svg:x="0.96cm" svg:y="3.726cm" presentation:class="outline" presentation:placeholder="true">
        <draw:text-box/>
      </draw:frame>
      <draw:frame presentation:style-name="Mpr1" draw:text-style-name="MP1" draw:layer="backgroundobjects" svg:width="4.479cm" svg:height="1.098cm" svg:x="0.96cm" svg:y="14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095cm" svg:height="1.098cm" svg:x="6.574cm" svg:y="14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479cm" svg:height="1.098cm" svg:x="13.784cm" svg:y="14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2T21:58:30</meta:creation-date>
    <meta:editing-duration>PT20H26M11S</meta:editing-duration>
    <meta:editing-cycles>129</meta:editing-cycles>
    <dc:date>2015-06-07T11:30:24</dc:date>
    <meta:generator>OpenOffice/4.0.1$Unix OpenOffice.org_project/401m5$Build-9714</meta:generator>
    <dc:creator>Ennan Zhai</dc:creator>
    <meta:document-statistic meta:object-count="85"/>
  </office:meta>
</office:document-meta>
</file>